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9717296" text:id="ct897172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87611968" text:id="ct87611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95551984" text:id="ct955519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4984640" text:id="ct749846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3802176" text:id="ct838021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78717936" text:id="ct787179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9717296"/><text:change-start text:change-id="ct87611968"/>Adopt<text:change-end text:change-id="ct87611968"/>ed<text:change-start text:change-id="ct95551984"/> as a <text:change-end text:change-id="ct95551984"/>NMRA <text:change-start text:change-id="ct74984640"/>Standard<text:change-end text:change-id="ct74984640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83802176"/><text:change-start text:change-id="ct78717936"/>Version History<text:change-end text:change-id="ct787179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3:25.457028234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2M2S</meta:editing-duration>
    <meta:generator>LibreOffice/4.2.7.2$Linux_X86_64 LibreOffice_project/420m0$Build-2</meta:generator>
    <dc:date>2015-02-17T20:33:25.371530827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4" meta:non-whitespace-character-count="386"/>
  </office:meta>
</office:document-meta>
</file>